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orizontal_20_Line">
      <style:text-properties fo:font-size="16pt" style:font-size-asian="16pt" style:font-size-complex="16pt"/>
    </style:style>
    <style:style style:name="P2" style:family="paragraph" style:parent-style-name="Heading_20_2">
      <style:text-properties officeooo:paragraph-rsid="0002eb67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1">
      <style:text-properties fo:font-size="16pt" style:font-size-asian="16pt" style:font-size-complex="16pt"/>
    </style:style>
    <style:style style:name="P8" style:family="paragraph" style:parent-style-name="Text_20_body" style:list-style-name="L3">
      <style:text-properties fo:font-size="16pt" style:font-size-asian="16pt" style:font-size-complex="16pt"/>
    </style:style>
    <style:style style:name="T1" style:family="text">
      <style:text-properties fo:font-size="18pt" style:font-size-asian="15.75pt" style:font-size-complex="1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5" style:family="text">
      <style:text-properties fo:color="#c9211e" fo:font-size="18pt" style:font-size-asian="15.75pt" style:font-size-complex="18pt"/>
    </style:style>
    <style:style style:name="T6" style:family="text">
      <style:text-properties fo:color="#c9211e" fo:font-size="24pt" style:font-size-asian="24pt" style:font-size-complex="24pt"/>
    </style:style>
    <style:style style:name="T7" style:family="text">
      <style:text-properties fo:color="#5b277d" fo:font-size="18pt" style:font-size-asian="18pt" style:font-size-complex="18pt"/>
    </style:style>
    <style:style style:name="T8" style:family="text">
      <style:text-properties fo:color="#5b277d" fo:font-size="16pt" style:font-size-asian="16pt" style:font-size-complex="16pt"/>
    </style:style>
    <style:style style:name="T9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10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span text:style-name="Strong_20_Emphasis"><text:span text:style-name="T6">Practice Paper 2:</text:span></text:span><text:span text:style-name="Strong_20_Emphasis"><text:span text:style-name="T1"> </text:span></text:span></text:h>
      <text:h text:style-name="P2" text:outline-level="2"><text:span text:style-name="Strong_20_Emphasis"><text:span text:style-name="T1"><text:s text:c="10"/></text:span></text:span><text:span text:style-name="Strong_20_Emphasis"><text:span text:style-name="T7">Control Statements, Operators &amp; Comments</text:span></text:span></text:h>
      <text:h text:style-name="Heading_20_3" text:outline-level="3"><text:span text:style-name="Strong_20_Emphasis"><text:span text:style-name="T9">Section A: </text:span></text:span></text:h>
      <text:p text:style-name="Text_20_body"><text:span text:style-name="Strong_20_Emphasis"><text:span text:style-name="T3">Answer the following in brief </text:span></text:span></text:p>
      <text:list xml:id="list1921668434" text:style-name="L1">
        <text:list-item>
          <text:p text:style-name="P7">What is a control statement? Name any three types.</text:p>
        </text:list-item>
        <text:list-item>
          <text:p text:style-name="P4"><text:span text:style-name="T3">Explain the difference between a </text:span><text:span text:style-name="Source_20_Text"><text:span text:style-name="T3">while</text:span></text:span><text:span text:style-name="T3"> loop and a </text:span><text:span text:style-name="Source_20_Text"><text:span text:style-name="T3">for</text:span></text:span><text:span text:style-name="T3"> loop.</text:span></text:p>
        </text:list-item>
        <text:list-item>
          <text:p text:style-name="P7">What is the purpose of using comments in code? Mention the syntax for writing comments in Python.</text:p>
        </text:list-item>
        <text:list-item>
          <text:p text:style-name="P4"><text:span text:style-name="T3">What is the difference between </text:span><text:span text:style-name="Source_20_Text"><text:span text:style-name="T3">==</text:span></text:span><text:span text:style-name="T3"> and </text:span><text:span text:style-name="Source_20_Text"><text:span text:style-name="T3">=</text:span></text:span><text:span text:style-name="T3"> operators?</text:span></text:p>
        </text:list-item>
        <text:list-item>
          <text:p text:style-name="P7">Write the names and symbols of any four arithmetic operators.</text:p>
        </text:list-item>
      </text:list>
      <text:p text:style-name="P1"/>
      <text:h text:style-name="Heading_20_3" text:outline-level="3"><text:span text:style-name="Strong_20_Emphasis"><text:span text:style-name="T4">Section B:</text:span></text:span><text:span text:style-name="Strong_20_Emphasis"><text:span text:style-name="T3"> </text:span></text:span><text:span text:style-name="Strong_20_Emphasis"><text:span text:style-name="T8">Code Snippets and Explanation</text:span></text:span></text:h>
      <text:p text:style-name="Text_20_body"><text:span text:style-name="Strong_20_Emphasis"><text:span text:style-name="T3"/></text:span></text:p>
      <text:list xml:id="list3042887338" text:style-name="L2">
        <text:list-item>
          <text:p text:style-name="P5"><text:span text:style-name="T3">Write a program that checks whether a number entered by the user is positive, negative, or zero using </text:span><text:span text:style-name="Source_20_Text"><text:span text:style-name="T3">if-elif-else</text:span></text:span><text:span text:style-name="T3">.</text:span></text:p>
        </text:list-item>
        <text:list-item>
          <text:p text:style-name="P5"><text:span text:style-name="T3">Write a loop that prints all even numbers between 1 and 20 using the modulo operator </text:span><text:span text:style-name="Source_20_Text"><text:span text:style-name="T3">%</text:span></text:span><text:span text:style-name="T3">.</text:span></text:p>
        </text:list-item>
        <text:list-item>
          <text:p text:style-name="P5"><text:span text:style-name="T3">Write a Python program using a </text:span><text:span text:style-name="Source_20_Text"><text:span text:style-name="T3">while</text:span></text:span><text:span text:style-name="T3"> loop to calculate the sum of the first 10 natural numbers. Include a comment explaining the loop.</text:span></text:p>
        </text:list-item>
        <text:list-item>
          <text:p text:style-name="P5"><text:span text:style-name="T3">Write a code snippet using </text:span><text:span text:style-name="Source_20_Text"><text:span text:style-name="T3">break</text:span></text:span><text:span text:style-name="T3"> to exit a loop when the user inputs </text:span><text:span text:style-name="Source_20_Text"><text:span text:style-name="T3">0</text:span></text:span><text:span text:style-name="T3">. Add comments explaining the break condition.</text:span></text:p>
        </text:list-item>
      </text:list>
      <text:p text:style-name="P1"/>
      <text:h text:style-name="Heading_20_3" text:outline-level="3"><text:soft-page-break/><text:span text:style-name="Strong_20_Emphasis"><text:span text:style-name="T3"/></text:span></text:h>
      <text:h text:style-name="Heading_20_3" text:outline-level="3"><text:span text:style-name="Strong_20_Emphasis"><text:span text:style-name="T4">Section C:</text:span></text:span><text:span text:style-name="Strong_20_Emphasis"><text:span text:style-name="T3"> </text:span></text:span><text:span text:style-name="Strong_20_Emphasis"><text:span text:style-name="T8">Programming Problems</text:span></text:span></text:h>
      <text:list xml:id="list2080995393" text:style-name="L3">
        <text:list-item>
          <text:p text:style-name="P6"><text:span text:style-name="Strong_20_Emphasis"><text:span text:style-name="T3">Student Grade Calculator</text:span></text:span><text:span text:style-name="T3"><text:line-break/>Write a program that accepts a student's score (0–100) and prints the grade using this scale:</text:span></text:p>
          <text:list>
            <text:list-item>
              <text:p text:style-name="P8">90–100: Grade A</text:p>
            </text:list-item>
            <text:list-item>
              <text:p text:style-name="P8">80–89: Grade B</text:p>
            </text:list-item>
            <text:list-item>
              <text:p text:style-name="P8">70–79: Grade C</text:p>
            </text:list-item>
            <text:list-item>
              <text:p text:style-name="P6"><text:span text:style-name="T3">Below 70: Fail<text:line-break/>Use </text:span><text:span text:style-name="Source_20_Text"><text:span text:style-name="T3">if-elif-else</text:span></text:span><text:span text:style-name="T3"> and add comments for each condition.</text:span></text:p>
            </text:list-item>
          </text:list>
        </text:list-item>
        <text:list-item>
          <text:p text:style-name="P6"><text:span text:style-name="Strong_20_Emphasis"><text:span text:style-name="T3">Simple Calculator</text:span></text:span><text:span text:style-name="T3"><text:line-break/>Create a program that:</text:span></text:p>
          <text:list>
            <text:list-item>
              <text:p text:style-name="P6"><text:span text:style-name="T3">Asks the user to enter two numbers and an operator (</text:span><text:span text:style-name="Source_20_Text"><text:span text:style-name="T3">+</text:span></text:span><text:span text:style-name="T3">, </text:span><text:span text:style-name="Source_20_Text"><text:span text:style-name="T3">-</text:span></text:span><text:span text:style-name="T3">, </text:span><text:span text:style-name="Source_20_Text"><text:span text:style-name="T3">*</text:span></text:span><text:span text:style-name="T3">, </text:span><text:span text:style-name="Source_20_Text"><text:span text:style-name="T3">/</text:span></text:span><text:span text:style-name="T3">)</text:span></text:p>
            </text:list-item>
            <text:list-item>
              <text:p text:style-name="P8">Performs the operation and displays the result</text:p>
            </text:list-item>
            <text:list-item>
              <text:p text:style-name="P6"><text:span text:style-name="T3">Use </text:span><text:span text:style-name="Source_20_Text"><text:span text:style-name="T3">if-elif</text:span></text:span><text:span text:style-name="T3"> to handle the operation</text:span></text:p>
            </text:list-item>
            <text:list-item>
              <text:p text:style-name="P8">Include comments explaining operator usage</text:p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23T15:55:37.259000000</meta:creation-date>
    <dc:date>2025-05-23T15:58:19.158000000</dc:date>
    <meta:editing-duration>PT2M42S</meta:editing-duration>
    <meta:editing-cycles>1</meta:editing-cycles>
    <meta:document-statistic meta:table-count="0" meta:image-count="0" meta:object-count="0" meta:page-count="2" meta:paragraph-count="25" meta:word-count="262" meta:character-count="1436" meta:non-whitespace-character-count="1209"/>
    <meta:generator>Neat_Office/6.2.8.2$Windows_x86 LibreOffice_project/</meta:generator>
  </office:meta>
</office:document-meta>
</file>